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fa85" officeooo:paragraph-rsid="001ffa85"/>
    </style:style>
    <style:style style:name="P2" style:family="paragraph" style:parent-style-name="Text_20_body">
      <style:text-properties officeooo:paragraph-rsid="001ffa85"/>
    </style:style>
    <style:style style:name="P3" style:family="paragraph" style:parent-style-name="Text_20_body">
      <style:text-properties officeooo:rsid="002085dc" officeooo:paragraph-rsid="002085dc"/>
    </style:style>
    <style:style style:name="P4" style:family="paragraph" style:parent-style-name="Text_20_body">
      <style:text-properties officeooo:rsid="0023cae8" officeooo:paragraph-rsid="0023cae8"/>
    </style:style>
    <style:style style:name="P5" style:family="paragraph" style:parent-style-name="Text_20_body">
      <style:text-properties officeooo:rsid="0023cae8" officeooo:paragraph-rsid="0025ba27"/>
    </style:style>
    <style:style style:name="P6" style:family="paragraph" style:parent-style-name="Text_20_body">
      <style:text-properties officeooo:rsid="0023cae8" officeooo:paragraph-rsid="00262bc3"/>
    </style:style>
    <style:style style:name="P7" style:family="paragraph" style:parent-style-name="Text_20_body">
      <style:text-properties officeooo:rsid="0025ba27" officeooo:paragraph-rsid="0025ba27"/>
    </style:style>
    <style:style style:name="P8" style:family="paragraph" style:parent-style-name="Text_20_body">
      <style:text-properties officeooo:rsid="0027aa1e" officeooo:paragraph-rsid="0027aa1e"/>
    </style:style>
    <style:style style:name="P9" style:family="paragraph" style:parent-style-name="Title">
      <style:text-properties officeooo:rsid="001ffa85" officeooo:paragraph-rsid="001ffa85"/>
    </style:style>
    <style:style style:name="P10" style:family="paragraph" style:parent-style-name="Standard">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317993" style:font-size-asian="10pt" style:font-size-complex="10pt"/>
    </style:style>
    <style:style style:name="P11" style:family="paragraph" style:parent-style-name="Heading">
      <style:text-properties officeooo:rsid="002b1eb4" officeooo:paragraph-rsid="002b1eb4"/>
    </style:style>
    <style:style style:name="P12" style:family="paragraph" style:parent-style-name="Heading">
      <style:text-properties officeooo:rsid="002fb96f" officeooo:paragraph-rsid="002fb96f"/>
    </style:style>
    <style:style style:name="P13" style:family="paragraph" style:parent-style-name="Text_20_body" style:list-style-name="L1">
      <style:text-properties officeooo:rsid="00262bc3" officeooo:paragraph-rsid="00262bc3"/>
    </style:style>
    <style:style style:name="P14" style:family="paragraph" style:parent-style-name="Text_20_body" style:list-style-name="L1">
      <style:text-properties officeooo:rsid="0027f3a0" officeooo:paragraph-rsid="0027f3a0"/>
    </style:style>
    <style:style style:name="P15" style:family="paragraph" style:parent-style-name="Text_20_body" style:list-style-name="L1">
      <style:text-properties officeooo:rsid="0028fa6a" officeooo:paragraph-rsid="0028fa6a"/>
    </style:style>
    <style:style style:name="P16" style:family="paragraph" style:parent-style-name="Text_20_body">
      <style:text-properties officeooo:rsid="002b9084" officeooo:paragraph-rsid="002b9084"/>
    </style:style>
    <style:style style:name="P17" style:family="paragraph" style:parent-style-name="Text_20_body">
      <style:text-properties officeooo:rsid="0023cae8" officeooo:paragraph-rsid="0023cae8"/>
    </style:style>
    <style:style style:name="P18" style:family="paragraph" style:parent-style-name="Text_20_body">
      <style:text-properties officeooo:rsid="002c3d46" officeooo:paragraph-rsid="0032ac2e"/>
    </style:style>
    <style:style style:name="P19" style:family="paragraph" style:parent-style-name="Text_20_body">
      <style:text-properties style:font-name="Ubuntu Mono" fo:font-size="10pt" officeooo:rsid="002c3d46" officeooo:paragraph-rsid="002c3d46" style:font-size-asian="10pt" style:font-size-complex="10pt"/>
    </style:style>
    <style:style style:name="P20" style:family="paragraph" style:parent-style-name="Text_20_body">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2c3d46" style:font-size-asian="10pt" style:font-size-complex="10pt"/>
    </style:style>
    <style:style style:name="P21" style:family="paragraph" style:parent-style-name="Text_20_body">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2d0586" style:font-size-asian="10pt" style:font-size-complex="10pt"/>
    </style:style>
    <style:style style:name="P22" style:family="paragraph" style:parent-style-name="Text_20_body">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2e3e1b" style:font-size-asian="10pt" style:font-size-complex="10pt"/>
    </style:style>
    <style:style style:name="P23" style:family="paragraph" style:parent-style-name="Text_20_body">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2c3d46" style:font-size-asian="10pt" style:font-size-complex="10pt"/>
    </style:style>
    <style:style style:name="P24" style:family="paragraph" style:parent-style-name="Text_20_body">
      <style:paragraph-properties>
        <style:tab-stops>
          <style:tab-stop style:position="0.5in"/>
          <style:tab-stop style:position="0.8126in"/>
          <style:tab-stop style:position="1.1252in"/>
          <style:tab-stop style:position="1.5in"/>
          <style:tab-stop style:position="1.8126in"/>
        </style:tab-stops>
      </style:paragraph-properties>
      <style:text-properties style:font-name="Ubuntu Mono" fo:font-size="10pt" officeooo:rsid="002c3d46" officeooo:paragraph-rsid="00317993" style:font-size-asian="10pt" style:font-size-complex="10pt"/>
    </style:style>
    <style:style style:name="P25" style:family="paragraph" style:parent-style-name="Text_20_body">
      <style:text-properties officeooo:rsid="002fb96f" officeooo:paragraph-rsid="002fb96f"/>
    </style:style>
    <style:style style:name="P26" style:family="paragraph" style:parent-style-name="Text_20_body">
      <style:text-properties officeooo:paragraph-rsid="002e3e1b"/>
    </style:style>
    <style:style style:name="P27" style:family="paragraph" style:parent-style-name="Text_20_body">
      <style:text-properties officeooo:rsid="0032ac2e" officeooo:paragraph-rsid="0032ac2e"/>
    </style:style>
    <style:style style:name="P28" style:family="paragraph" style:parent-style-name="Subtitle">
      <style:text-properties officeooo:rsid="001ffa85" officeooo:paragraph-rsid="001ffa85"/>
    </style:style>
    <style:style style:name="P29" style:family="paragraph" style:parent-style-name="Subtitle">
      <style:text-properties fo:font-size="14pt" officeooo:rsid="0031d030" officeooo:paragraph-rsid="0031d030" style:font-size-asian="14pt" style:font-size-complex="14pt"/>
    </style:style>
    <style:style style:name="P30" style:family="paragraph" style:parent-style-name="Heading_20_1">
      <style:text-properties officeooo:rsid="001ffa85" officeooo:paragraph-rsid="001ffa85"/>
    </style:style>
    <style:style style:name="P31" style:family="paragraph" style:parent-style-name="Heading_20_1">
      <style:text-properties officeooo:rsid="0023cae8" officeooo:paragraph-rsid="0023cae8"/>
    </style:style>
    <style:style style:name="P32" style:family="paragraph" style:parent-style-name="Heading_20_2">
      <style:text-properties officeooo:rsid="001ffa85" officeooo:paragraph-rsid="001ffa85"/>
    </style:style>
    <style:style style:name="P33" style:family="paragraph" style:parent-style-name="Heading_20_2">
      <style:text-properties officeooo:rsid="002085dc" officeooo:paragraph-rsid="002085dc"/>
    </style:style>
    <style:style style:name="P34" style:family="paragraph" style:parent-style-name="Heading_20_2">
      <style:text-properties officeooo:rsid="0023cae8" officeooo:paragraph-rsid="0023cae8"/>
    </style:style>
    <style:style style:name="P35" style:family="paragraph" style:parent-style-name="Heading_20_2">
      <style:text-properties officeooo:rsid="00262bc3" officeooo:paragraph-rsid="00262bc3"/>
    </style:style>
    <style:style style:name="P36" style:family="paragraph" style:parent-style-name="Heading_20_2">
      <style:text-properties officeooo:rsid="0025ba27" officeooo:paragraph-rsid="0025ba27"/>
    </style:style>
    <style:style style:name="P37" style:family="paragraph" style:parent-style-name="Heading_20_2">
      <style:text-properties officeooo:rsid="002c3d46" officeooo:paragraph-rsid="002c3d46"/>
    </style:style>
    <style:style style:name="P38" style:family="paragraph" style:parent-style-name="Heading_20_3">
      <style:text-properties officeooo:rsid="0023cae8" officeooo:paragraph-rsid="0023cae8"/>
    </style:style>
    <style:style style:name="P39" style:family="paragraph" style:parent-style-name="Heading_20_3">
      <style:text-properties officeooo:rsid="0023cae8" officeooo:paragraph-rsid="0027f3a0"/>
    </style:style>
    <style:style style:name="P40" style:family="paragraph" style:parent-style-name="Heading_20_3">
      <style:text-properties officeooo:rsid="0023cae8" officeooo:paragraph-rsid="00262bc3"/>
    </style:style>
    <style:style style:name="P41" style:family="paragraph" style:parent-style-name="Heading_20_3">
      <style:text-properties officeooo:rsid="0023cae8" officeooo:paragraph-rsid="002c3d46"/>
    </style:style>
    <style:style style:name="P42" style:family="paragraph" style:parent-style-name="Heading_20_3">
      <style:text-properties officeooo:paragraph-rsid="0027f3a0"/>
    </style:style>
    <style:style style:name="P43" style:family="paragraph" style:parent-style-name="Heading_20_3">
      <style:text-properties officeooo:rsid="0025ba27" officeooo:paragraph-rsid="0025ba27"/>
    </style:style>
    <style:style style:name="P44" style:family="paragraph" style:parent-style-name="Heading_20_3">
      <style:text-properties officeooo:rsid="002b1eb4" officeooo:paragraph-rsid="002b1eb4"/>
    </style:style>
    <style:style style:name="P45" style:family="paragraph" style:parent-style-name="Heading_20_5">
      <style:text-properties officeooo:rsid="002e3e1b" officeooo:paragraph-rsid="002e3e1b"/>
    </style:style>
    <style:style style:name="T1" style:family="text">
      <style:text-properties officeooo:rsid="002085dc"/>
    </style:style>
    <style:style style:name="T2" style:family="text">
      <style:text-properties fo:font-weight="bold" style:font-weight-asian="bold" style:font-weight-complex="bold"/>
    </style:style>
    <style:style style:name="T3" style:family="text">
      <style:text-properties officeooo:rsid="0025ba27"/>
    </style:style>
    <style:style style:name="T4" style:family="text">
      <style:text-properties officeooo:rsid="00262bc3"/>
    </style:style>
    <style:style style:name="T5" style:family="text">
      <style:text-properties officeooo:rsid="0027f3a0"/>
    </style:style>
    <style:style style:name="T6" style:family="text">
      <style:text-properties officeooo:rsid="00296c4a"/>
    </style:style>
    <style:style style:name="T7" style:family="text">
      <style:text-properties officeooo:rsid="002b9084"/>
    </style:style>
    <style:style style:name="T8" style:family="text">
      <style:text-properties officeooo:rsid="002c3d46"/>
    </style:style>
    <style:style style:name="T9" style:family="text">
      <style:text-properties officeooo:rsid="002d0586"/>
    </style:style>
    <style:style style:name="T10" style:family="text">
      <style:text-properties officeooo:rsid="002e3e1b"/>
    </style:style>
    <style:style style:name="T11" style:family="text">
      <style:text-properties officeooo:rsid="002e7a3e"/>
    </style:style>
    <style:style style:name="T12" style:family="text">
      <style:text-properties officeooo:rsid="002fb96f"/>
    </style:style>
    <style:style style:name="T13" style:family="text">
      <style:text-properties officeooo:rsid="0032ac2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VTX</text:p>
      <text:p text:style-name="P28"><text:span text:style-name="T2">V</text:span>irtual <text:span text:style-name="T2">T</text:span>errain E<text:span text:style-name="T2">x</text:span>plorer</text:p>
      <text:p text:style-name="P29">1/1/2016</text:p>
      <text:h text:style-name="P30" text:outline-level="1">Objectives</text:h>
      <text:p text:style-name="P1">To develop an application that can produce a credible visual emulation of the known physical universe (from planets to galaxies) with a virtually unlimited level of detail. </text:p>
      <text:h text:style-name="P32" text:outline-level="2">Motivation</text:h>
      <text:p text:style-name="P1">To be able to explore the universe <text:span text:style-name="T1">(at least vicariously) in my lifetime without the need to wait for true space exploration technology to catch up or to be limited by physical constraints (such as the speed of light).</text:span></text:p>
      <text:h text:style-name="P32" text:outline-level="2">Deployment goals</text:h>
      <text:p text:style-name="P1">The application should be able to run on a standard pc with a decent graphics card. <text:span text:style-name="T1">A subgoal is to provide cross-platform support for Windows, Linux and Apple operating systems.</text:span></text:p>
      <text:h text:style-name="P33" text:outline-level="2">History</text:h>
      <text:p text:style-name="P3">This project was started in 1996 as a c/c++ hobby application and has had several periods of greater or lesser development activity up to the date of the start of this document (1/2016). Work continues ...</text:p>
      <text:h text:style-name="P30" text:outline-level="1">Strategy</text:h>
      <text:p text:style-name="P4">All scene components need to be created and rendered at a varying level of detail with the greatest detail level centered at the point of a hypothetical observer</text:p>
      <text:h text:style-name="P31" text:outline-level="1">Scope </text:h>
      <text:h text:style-name="P34" text:outline-level="2">Physical Object models</text:h>
      <text:h text:style-name="P38" text:outline-level="3">Currently Supported</text:h>
      <text:p text:style-name="P5">Galaxies,stars,<text:span text:style-name="T3">coronas, </text:span>planets,moons<text:span text:style-name="T3">, </text:span>rings, <text:span text:style-name="T3">craters, rocks, atmospheres, clouds, water bodies,snow, multi-layered terrain</text:span></text:p>
      <text:h text:style-name="P42" text:outline-level="3"><text:soft-page-break/><text:span text:style-name="T3">Currently not </text:span>supported</text:h>
      <text:p text:style-name="P4">Galaxy clusters, <text:span text:style-name="T7">solar flares, </text:span>comets and asteroids, <text:span text:style-name="T3">galactic </text:span>nebulae, <text:span text:style-name="T3">imported objects, vegetation, flowing water, hydraulic and thermal erosion</text:span></text:p>
      <text:h text:style-name="P37" text:outline-level="2">Texture<text:span text:style-name="T13">s</text:span></text:h>
      <text:h text:style-name="P41" text:outline-level="3">Currently Supported</text:h>
      <text:p text:style-name="P18"><text:span text:style-name="T13">generated </text:span>1D,2D,3D textures <text:span text:style-name="T13">with</text:span> seamless tiling <text:span text:style-name="T13">and </text:span>programmable distortion</text:p>
      <text:p text:style-name="P18"><text:s/><text:span text:style-name="T13">imported texture images</text:span></text:p>
      <text:p text:style-name="P27">bumpmap nornals can be optionally created from all imported or program generated textures</text:p>
      <text:h text:style-name="P34" text:outline-level="2">Physics Effects</text:h>
      <text:h text:style-name="P38" text:outline-level="3">Currently Supported</text:h>
      <text:p text:style-name="P4">Orbital motion, <text:span text:style-name="T7">ground collision</text:span></text:p>
      <text:h text:style-name="P39" text:outline-level="3"><text:span text:style-name="T3">Currently n</text:span>ot supported</text:h>
      <text:p text:style-name="P7">Friction, inertia, gravity animation, object collision</text:p>
      <text:h text:style-name="P35" text:outline-level="2">Animation support</text:h>
      <text:h text:style-name="P40" text:outline-level="3">Currently Supported</text:h>
      <text:p text:style-name="P6">flight simulation (tilt, <text:span text:style-name="T4">pitch </text:span>yaw), <text:span text:style-name="T4">Movie recording and playback, time evolution</text:span></text:p>
      <text:h text:style-name="P36" text:outline-level="2">Visual effects</text:h>
      <text:h text:style-name="P43" text:outline-level="3">Currently supported</text:h>
      <text:p text:style-name="P7">Shadows, <text:span text:style-name="T13">bumpmaps, </text:span>fog, haze, water reflection and transparency, <text:span text:style-name="T8">snow, </text:span>high dynamic range (HDR), anti-aliasing</text:p>
      <text:h text:style-name="P39" text:outline-level="3"><text:span text:style-name="T3">Currently n</text:span>ot supported</text:h>
      <text:p text:style-name="P8">Smoke, explosions, lens glare</text:p>
      <text:h text:style-name="P30" text:outline-level="1"><text:span text:style-name="T8">Development Environment</text:span></text:h>
      <text:h text:style-name="P36" text:outline-level="2">Tools</text:h>
      <text:list xml:id="list5037072520949781600" text:style-name="L1">
        <text:list-item>
          <text:p text:style-name="P13">IDE</text:p>
          <text:p text:style-name="P13"><text:soft-page-break/>current: Eclipse (Luna)</text:p>
          <text:p text:style-name="P13">previous: Visual studio 6.0</text:p>
        </text:list-item>
        <text:list-item>
          <text:p text:style-name="P13">Programming language</text:p>
          <text:p text:style-name="P13">C/C++</text:p>
          <text:p text:style-name="P14">lex(flex), yacc (bison)</text:p>
        </text:list-item>
        <text:list-item>
          <text:p text:style-name="P15"><text:span text:style-name="T6">Cross platform </text:span>GUI development Tool-chain</text:p>
          <text:p text:style-name="P15">wxWidgits (2.8)</text:p>
        </text:list-item>
        <text:list-item>
          <text:p text:style-name="P13">Graphics API <text:span text:style-name="T6">(</text:span>minimal support level<text:span text:style-name="T6">)</text:span></text:p>
          <text:p text:style-name="P13">OpenGL (2.1)</text:p>
          <text:p text:style-name="P13">glsl (1.2)</text:p>
        </text:list-item>
        <text:list-item>
          <text:p text:style-name="P13">Development Operating System</text:p>
          <text:p text:style-name="P13">Current: Ubuntu 14.04</text:p>
          <text:p text:style-name="P13">previous: Solaris, Windows xp</text:p>
        </text:list-item>
        <text:list-item>
          <text:p text:style-name="P13">Deployment Operating systems supported</text:p>
          <text:p text:style-name="P13">Current: Ubuntu 14.04, Windows 7</text:p>
          <text:p text:style-name="P13"><text:span text:style-name="T5">Future</text:span>: Windows 10, Mac</text:p>
        </text:list-item>
      </text:list>
      <text:h text:style-name="P32" text:outline-level="2">Scene representation</text:h>
      <text:p text:style-name="P16">The VTX scene data format is an editable text file (*.vtx) that can be used to specify various combinations of the supported <text:s/>model types and programmable textures, organized in a hierarchical structure. It also is used to save and restore information associated with the observer's <text:span text:style-name="T11">current and historical </text:span>point of view. </text:p>
      <text:h text:style-name="P44" text:outline-level="3">Text Language Model</text:h>
      <text:p text:style-name="P11">Implementation <text:span text:style-name="T7">tools</text:span></text:p>
      <text:p text:style-name="P16">lex(flex), yacc(bison)</text:p>
      <text:p text:style-name="P12">Files and directories</text:p>
      <text:p text:style-name="P25">scene file: &lt;name&gt;.vtx</text:p>
      <text:p text:style-name="P25">lex file: &lt;vtx home&gt;/parsers/sx.l</text:p>
      <text:p text:style-name="P25">yacc file: &lt;vtx home&gt;/parsers/sx.y</text:p>
      <text:p text:style-name="P25"><text:soft-page-break/>Save/Restore directory for <text:s/>scene files: &lt;vtx home&gt;/Saves</text:p>
      <text:p text:style-name="P25">Save/Restore directory for <text:s/>scene files: &lt;vtx home&gt;/Saves</text:p>
      <text:p text:style-name="Heading">Syntax</text:p>
      <text:h text:style-name="P45" text:outline-level="5"><text:span text:style-name="T13">Abbreviated syntax</text:span></text:h>
      <text:p text:style-name="P26"/>
      <text:p text:style-name="P19">Scene() { // <text:span text:style-name="T9">required </text:span>container </text:p>
      <text:p text:style-name="P20"><text:tab/>View{ // <text:span text:style-name="T9">current </text:span>observer point of view <text:span text:style-name="T9">and </text:span>attributes</text:p>
      <text:p text:style-name="P20"><text:tab/><text:tab/>phi=-30.7905;</text:p>
      <text:p text:style-name="P20"><text:tab/><text:tab/>…. </text:p>
      <text:p text:style-name="P20"><text:tab/><text:tab/>viewobj=Universe.1.Galaxy.1.System.1.Planet.1;</text:p>
      <text:p text:style-name="P20"><text:tab/>}</text:p>
      <text:p text:style-name="P20"><text:tab/><text:span text:style-name="T9">View { } // History orientation data</text:span></text:p>
      <text:p text:style-name="P20"><text:tab/>...</text:p>
      <text:p text:style-name="P20"><text:tab/>Universe { // <text:span text:style-name="T9">required container</text:span></text:p>
      <text:p text:style-name="P20"><text:tab/><text:tab/>Galaxy(<text:span text:style-name="T9">&lt;size&gt;</text:span>) { // one or more galaxies</text:p>
      <text:p text:style-name="P20"><text:tab/><text:tab/><text:tab/>… galaxy attributes (position in universe, color, type, etc)</text:p>
      <text:p text:style-name="P20"><text:tab/><text:tab/><text:tab/>System(<text:span text:style-name="T9">&lt;size&gt;</text:span>) { // one or more star systems</text:p>
      <text:p text:style-name="P20"><text:tab/><text:tab/><text:tab/><text:tab/>…. system attributes (position in galaxy <text:span text:style-name="T10">etc.</text:span>)</text:p>
      <text:p text:style-name="P20"><text:tab/><text:tab/><text:tab/><text:tab/>Star(<text:span text:style-name="T9">&lt;size&gt;) { // one or more stars per system</text:span></text:p>
      <text:p text:style-name="P20"><text:tab/><text:tab/><text:tab/><text:tab/><text:tab/>… <text:span text:style-name="T9">Star properties (light color etc)</text:span></text:p>
      <text:p text:style-name="P20"><text:tab/><text:tab/><text:tab/><text:tab/><text:tab/><text:span text:style-name="T9">Corona(&lt;size&gt;) { … } // Star corona </text:span></text:p>
      <text:p text:style-name="P22"><text:tab/><text:tab/><text:tab/><text:tab/><text:tab/><text:span text:style-name="T9">Surface { </text:span>… <text:span text:style-name="T9">Surface properties } // Optional sunspots etc.</text:span></text:p>
      <text:p text:style-name="P20"><text:tab/><text:tab/><text:tab/><text:tab/><text:tab/><text:span text:style-name="T9">Planet(&lt;size&gt;) { // planets</text:span></text:p>
      <text:p text:style-name="P21"><text:tab/><text:tab/><text:tab/><text:tab/><text:tab/><text:tab/>… <text:span text:style-name="T9">planet properties</text:span></text:p>
      <text:p text:style-name="P20"><text:tab/><text:tab/><text:tab/><text:tab/><text:tab/><text:tab/>… <text:span text:style-name="T10">programmable texture definitions</text:span></text:p>
      <text:p text:style-name="P20"><text:tab/><text:tab/><text:tab/><text:tab/><text:tab/><text:tab/><text:span text:style-name="T9">Surface {</text:span></text:p>
      <text:p text:style-name="P20"><text:tab/><text:tab/><text:tab/><text:tab/><text:tab/><text:tab/><text:tab/><text:span text:style-name="T9">terrain = … // properties for surface layers</text:span></text:p>
      <text:p text:style-name="P20"><text:tab/><text:tab/><text:tab/><text:tab/><text:tab/><text:tab/><text:span text:style-name="T9">}</text:span></text:p>
      <text:p text:style-name="P20"><text:tab/><text:tab/><text:tab/><text:tab/><text:tab/><text:tab/><text:span text:style-name="T9">Sky(&lt;radius&gt;){ …} // Optional sky/atmosphere</text:span></text:p>
      <text:p text:style-name="P20"><text:tab/><text:tab/><text:tab/><text:tab/><text:tab/><text:tab/><text:span text:style-name="T9">Clouds(&lt;height&gt;) { …} Optional 2d or 3D cloud layers</text:span></text:p>
      <text:p text:style-name="P10"><text:span text:style-name="T9"><text:tab/><text:tab/><text:tab/><text:tab/><text:tab/><text:tab/>Ring(&lt;size&gt;) { … } // <text:s/>Optional rings</text:span></text:p>
      <text:p text:style-name="P24"><text:tab/><text:tab/><text:tab/><text:tab/><text:tab/><text:tab/><text:span text:style-name="T9">Moon(&lt;size&gt;) { … } // <text:s/>Optional moons</text:span></text:p>
      <text:p text:style-name="P20"><text:tab/><text:tab/><text:tab/><text:tab/><text:tab/><text:span text:style-name="T9">}</text:span></text:p>
      <text:p text:style-name="P20"><text:tab/><text:tab/><text:tab/><text:tab/><text:span text:style-name="T9">}</text:span></text:p>
      <text:p text:style-name="P20"><text:soft-page-break/><text:tab/><text:tab/><text:tab/><text:span text:style-name="T9">}</text:span></text:p>
      <text:p text:style-name="P20"><text:tab/><text:tab/>}</text:p>
      <text:p text:style-name="P20"><text:tab/>}</text:p>
      <text:p text:style-name="P20"/>
      <text:h text:style-name="Heading_20_5" text:outline-level="5"><text:span text:style-name="T12">Complete syntax</text:span></text:h>
      <text:p text:style-name="P25">See &lt;ref&gt; below</text:p>
      <text:h text:style-name="Heading_20_5" text:outline-level="5">Examples</text:h>
      <text:p text:style-name="P25">See &lt;ref&gt; below</text:p>
      <text:h text:style-name="P32" text:outline-level="2">Scene Generation</text:h>
      <text:h text:style-name="P44" text:outline-level="3">Adaptive Data Structures</text:h>
      <text:h text:style-name="P32" text:outline-level="2">Scene Rendering</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2T08:54:45.415701378</meta:creation-date>
    <dc:date>2016-01-03T10:32:57.639276579</dc:date>
    <meta:editing-duration>PT9H13M30S</meta:editing-duration>
    <meta:editing-cycles>16</meta:editing-cycles>
    <meta:generator>LibreOffice/4.2.8.2$Linux_X86_64 LibreOffice_project/420m0$Build-2</meta:generator>
    <meta:document-statistic meta:table-count="0" meta:image-count="0" meta:object-count="0" meta:page-count="5" meta:paragraph-count="108" meta:word-count="612" meta:character-count="4225" meta:non-whitespace-character-count="3598"/>
  </office:meta>
</office:document-meta>
</file>